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 style:list-style-name="L4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fill-color="#ffffff" fo:min-height="15.627cm"/>
    </style:style>
    <style:style style:name="pr11" style:family="presentation" style:parent-style-name="Default-subtitle">
      <style:graphic-properties draw:fill-color="#ffffff" fo:min-height="17.68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margin-left="1.2cm" fo:margin-right="0cm" fo:text-align="start" fo:text-indent="-0.6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2.4cm" fo:margin-right="0cm" fo:line-height="100%" fo:text-indent="-0.8cm"/>
    </style:style>
    <style:style style:name="P11" style:family="paragraph">
      <style:paragraph-properties text:enable-numbering="false" fo:margin-left="1.2cm" fo:margin-right="0cm" fo:text-indent="-0.9cm"/>
    </style:style>
    <style:style style:name="P12" style:family="paragraph">
      <style:paragraph-properties text:enable-numbering="false" fo:margin-left="2.4cm" fo:margin-right="0cm" fo:text-indent="-0.8cm"/>
    </style:style>
    <style:style style:name="P13" style:family="paragraph">
      <style:paragraph-properties text:enable-numbering="false" fo:margin-left="1.2cm" fo:margin-right="0cm" fo:text-indent="-0.9cm"/>
      <style:text-properties fo:font-family="'Courier 10 Pitch'" style:font-pitch="fixed" fo:font-size="26pt"/>
    </style:style>
    <style:style style:name="P14" style:family="paragraph">
      <style:paragraph-properties text:enable-numbering="true" fo:margin-left="2.4cm" fo:margin-right="0cm" fo:text-indent="-0.8cm"/>
    </style:style>
    <style:style style:name="P15" style:family="paragraph">
      <style:paragraph-properties text:enable-numbering="true"/>
    </style:style>
    <style:style style:name="P16" style:family="paragraph">
      <style:paragraph-properties text:enable-numbering="false" fo:margin-left="1.2cm" fo:margin-right="0cm" fo:line-height="0.3cm" fo:text-indent="-0.9cm"/>
    </style:style>
    <style:style style:name="P17" style:family="paragraph">
      <style:paragraph-properties text:enable-numbering="true" fo:margin-left="1.2cm" fo:margin-right="0cm" fo:text-indent="-0.9cm"/>
    </style:style>
    <style:style style:name="P18" style:family="paragraph">
      <style:paragraph-properties text:enable-numbering="true" fo:margin-left="1.2cm" fo:margin-right="0cm" fo:text-indent="-0.9cm"/>
      <style:text-properties fo:font-family="'Courier 10 Pitch'" style:font-pitch="fixed" fo:font-size="24pt"/>
    </style:style>
    <style:style style:name="P19" style:family="paragraph">
      <style:paragraph-properties text:enable-numbering="false"/>
    </style:style>
    <style:style style:name="P20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style:text-line-through-style="none" fo:font-size="40pt" fo:font-style="italic" fo:font-weight="bol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fo:font-size="22pt" style:font-size-asian="22pt" style:font-size-complex="22pt"/>
    </style:style>
    <style:style style:name="T4" style:family="text">
      <style:text-properties style:text-line-through-style="none" fo:font-size="44pt" style:font-size-asian="44pt" style:font-size-complex="44pt"/>
    </style:style>
    <style:style style:name="T5" style:family="text">
      <style:text-properties style:text-line-through-style="none" fo:language="en" fo:country="GB"/>
    </style:style>
    <style:style style:name="T6" style:family="text">
      <style:text-properties style:text-line-through-style="none" fo:font-size="28pt" style:font-size-asian="28pt" style:font-size-complex="28pt"/>
    </style:style>
    <style:style style:name="T7" style:family="text">
      <style:text-properties style:text-line-through-style="none" fo:font-size="28pt" fo:language="en" fo:country="GB" style:font-size-asian="28pt" style:font-size-complex="28pt"/>
    </style:style>
    <style:style style:name="T8" style:family="text">
      <style:text-properties style:text-line-through-style="none" fo:font-size="26pt" style:font-size-asian="26pt" style:font-size-complex="26pt"/>
    </style:style>
    <style:style style:name="T9" style:family="text">
      <style:text-properties style:text-line-through-style="none" fo:font-size="54pt" fo:font-style="italic" style:font-size-asian="54pt" style:font-style-asian="italic" style:font-size-complex="54pt" style:font-style-complex="italic"/>
    </style:style>
    <style:style style:name="T10" style:family="text">
      <style:text-properties style:text-line-through-style="none" fo:font-style="italic"/>
    </style:style>
    <style:style style:name="T11" style:family="text">
      <style:text-properties style:text-line-through-style="none" fo:font-weight="normal" style:font-weight-asian="normal" style:font-weight-complex="normal"/>
    </style:style>
    <style:style style:name="T12" style:family="text">
      <style:text-properties fo:font-size="40pt" fo:font-style="italic" style:font-size-asian="40pt" style:font-style-asian="italic" style:font-size-complex="40pt" style:font-style-complex="italic"/>
    </style:style>
    <style:style style:name="T13" style:family="text">
      <style:text-properties style:text-line-through-style="none" fo:font-family="'Courier 10 Pitch'" style:font-pitch="fixed" fo:font-size="26pt"/>
    </style:style>
    <style:style style:name="T14" style:family="text">
      <style:text-properties style:text-line-through-style="none" fo:font-family="'Courier 10 Pitch'" style:font-pitch="fixed" fo:font-size="18pt"/>
    </style:style>
    <style:style style:name="T15" style:family="text">
      <style:text-properties style:text-line-through-style="none" fo:font-family="'Albany AMT'" style:font-family-generic="swiss" style:font-pitch="variable" fo:font-size="32pt"/>
    </style:style>
    <style:style style:name="T16" style:family="text">
      <style:text-properties style:text-line-through-style="none" fo:font-family="'Courier 10 Pitch'" style:font-pitch="fixed" fo:font-size="20pt" fo:font-weight="bold" style:font-weight-asian="bold" style:font-weight-complex="bold"/>
    </style:style>
    <style:style style:name="T17" style:family="text">
      <style:text-properties fo:font-family="'Courier 10 Pitch'" style:font-pitch="fixed" fo:font-size="24pt"/>
    </style:style>
    <style:style style:name="T18" style:family="text">
      <style:text-properties style:text-line-through-style="none" fo:font-size="28pt"/>
    </style:style>
    <style:style style:name="T19" style:family="text">
      <style:text-properties style:text-line-through-style="none" fo:font-family="'Courier 10 Pitch'" style:font-pitch="fixed" fo:font-size="24pt"/>
    </style:style>
    <style:style style:name="T20" style:family="text">
      <style:text-properties style:text-line-through-style="non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alecthegeek.wordpress.com/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<text:s/>Build Audit and Processes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line of sight from DEV to PROD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Alec Clews</text:span></text:p>
          </draw:text-box>
        </draw:frame>
        <draw:frame presentation:style-name="pr5" draw:text-style-name="P1" draw:layer="layout" svg:width="25.199cm" svg:height="17.78cm" svg:x="1.4cm" svg:y="2.854cm" presentation:class="subtitle" presentation:user-transformed="true">
          <draw:text-box>
            <text:p text:style-name="P1"><text:span text:style-name="T1"/></text:p>
            <text:p text:style-name="P3"><text:span text:style-name="T2"><text:a xlink:href="http://alecthegeek.wordpress.com/">http://alecthegeek.wordpress.com/</text:a></text:span></text:p>
            <text:p text:style-name="P3"><text:span text:style-name="T2"><text:a xlink:href="http://twitter.com/alecthegeek">http://twitter.com/alecthegeek</text:a></text:span></text:p>
            <text:p text:style-name="P3"><text:span text:style-name="T2"><text:a xlink:href="http://github.com/alecthegeek">http://github.com/alecthegeek</text:a>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3"/></text:p>
            <text:p text:style-name="P3"><text:span text:style-name="T2">Voga Consulting</text:span></text:p>
            <text:p text:style-name="P3"><text:span text:style-name="T2"><text:a xlink:href="http://voga.com.au/">http://voga.com.au/</text:a>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Licensed under Creative Commons Attribution-Share Alike 2.5 Australia Licens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Summary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Build software in an audited and managed environment as part of Configuration Management (CM)</text:span></text:p>
              </text:list-item>
              <text:list-item>
                <text:p text:style-name="P6"><text:span text:style-name="T4">Using Open Source Tools (Make and Git) as a framework for a controlled build pro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Agenda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The different types of build and the place of the system build</text:span></text:p>
              </text:list-item>
              <text:list-item>
                <text:p text:style-name="P6"><text:span text:style-name="T2">Auditing and logging requirements for system build</text:span></text:p>
              </text:list-item>
              <text:list-item>
                <text:p text:style-name="P6"><text:span text:style-name="T2">Implementing a CM System Build Framework</text:span></text:p>
                <text:list>
                  <text:list-item>
                    <text:p text:style-name="P7"><text:span text:style-name="T2">The Makefile</text:span></text:p>
                  </text:list-item>
                  <text:list-item>
                    <text:p text:style-name="P7"><text:span text:style-name="T2">The Driver script</text:span></text:p>
                  </text:list-item>
                  <text:list-item>
                    <text:p text:style-name="P7"><text:span text:style-name="T2">The 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Motivation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This paper takes a “commercial” view on the process of software change management</text:span></text:p>
              </text:list-item>
              <text:list-item>
                <text:p><text:span text:style-name="T2">Desire to provide a business value quickly</text:span></text:p>
              </text:list-item>
              <text:list-item>
                <text:p><text:span text:style-name="T2">Communicate </text:span><text:span text:style-name="T5">effectively</text:span><text:span text:style-name="T2"> </text:span><text:span text:style-name="T5">between team members</text:span></text:p>
              </text:list-item>
              <text:list-item>
                <text:p><text:span text:style-name="T2">Reduce the </text:span><text:span text:style-name="T5">amount</text:span><text:span text:style-name="T2"> of unsatisfying project work</text:span></text:p>
                <text:list>
                  <text:list-item>
                    <text:p><text:span text:style-name="T2">rework, report writing,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custom-shape draw:style-name="gr2" draw:text-style-name="P8" draw:layer="layout" svg:width="23.384cm" svg:height="1.787cm" svg:x="0.77cm" svg:y="11.2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The Change Lifecyle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Document and agree the change</text:span></text:p>
              </text:list-item>
              <text:list-item>
                <text:p text:style-name="P6"><text:span text:style-name="T2">Implement the change (hack the code and desktop build/testing)</text:span></text:p>
              </text:list-item>
              <text:list-item>
                <text:p text:style-name="P6"><text:span text:style-name="T5">Integration</text:span><text:span text:style-name="T2"> build and unit test</text:span></text:p>
              </text:list-item>
              <text:list-item>
                <text:p text:style-name="P6"><text:span text:style-name="T2">System Build in a controlled environment</text:span></text:p>
              </text:list-item>
              <text:list-item>
                <text:p text:style-name="P6"><text:span text:style-name="T2">System Testing (or UAT, or beta, or ...)</text:span></text:p>
              </text:list-item>
              <text:list-item>
                <text:p text:style-name="P6"><text:span text:style-name="T2">Release for distribution or prod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Continuous Integration vs. System Build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Continuous </text:span><text:span text:style-name="T5">Integration </text:span><text:span text:style-name="T2">(c.f. Martin Fowler)</text:span></text:p>
                <text:list>
                  <text:list-item>
                    <text:p text:style-name="P7"><text:span text:style-name="T2">Builds rapidly and frequently</text:span></text:p>
                  </text:list-item>
                  <text:list-item>
                    <text:p text:style-name="P7"><text:span text:style-name="T2">Runs unit tests</text:span></text:p>
                  </text:list-item>
                  <text:list-item>
                    <text:p text:style-name="P7"><text:span text:style-name="T2">Sets </text:span><text:span text:style-name="T5">up for</text:span><text:span text:style-name="T2"> unit testing framework</text:span></text:p>
                  </text:list-item>
                  <text:list-item>
                    <text:p text:style-name="P7"><text:span text:style-name="T2">Happens automagically</text:span></text:p>
                  </text:list-item>
                  <text:list-item>
                    <text:p text:style-name="P7"><text:span text:style-name="T2">May only build small pieces</text:span></text:p>
                  </text:list-item>
                  <text:list-item>
                    <text:p text:style-name="P7"><text:span text:style-name="T2">May include code instrumentation and additional debugging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System Build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Build for production, or pre-production</text:span></text:p>
                <text:list>
                  <text:list-item>
                    <text:p><text:span text:style-name="T2"><text:s/></text:span><text:span text:style-name="T2">Compiler </text:span><text:span text:style-name="T5">optimisation</text:span><text:span text:style-name="T2">, different configurations etc.</text:span></text:p>
                  </text:list-item>
                </text:list>
              </text:list-item>
              <text:list-item>
                <text:p><text:span text:style-name="T2">Runs on a different schedule</text:span></text:p>
              </text:list-item>
              <text:list-item>
                <text:p><text:span text:style-name="T2">Needs documentation</text:span></text:p>
              </text:list-item>
              <text:list-item>
                <text:p><text:span text:style-name="T2">May have large sco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How might the system build be done?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Fetch the sources and build them</text:span></text:p>
              </text:list-item>
              <text:list-item>
                <text:p text:style-name="P6"><text:span text:style-name="T2">Ask the developer for already built software!</text:span></text:p>
              </text:list-item>
              <text:list-item>
                <text:p text:style-name="P6"><text:span text:style-name="T2">Issues with these </text:span><text:span text:style-name="T5">approaches.</text:span><text:span text:style-name="T2"> How can we answer such questions as?</text:span></text:p>
                <text:list>
                  <text:list-item>
                    <text:p text:style-name="P7"><text:span text:style-name="T2">Which source versions were used</text:span></text:p>
                  </text:list-item>
                  <text:list-item>
                    <text:p text:style-name="P7"><text:span text:style-name="T2">Under what configuration was this built?</text:span></text:p>
                    <text:list>
                      <text:list-item>
                        <text:p text:style-name="P9"><text:span text:style-name="T2">Compiler switches, which libraries and tools (the build </text:span><text:span text:style-name="T5">configuration</text:span><text:span text:style-name="T2">)</text:span></text:p>
                      </text:list-item>
                    </text:list>
                  </text:list-item>
                  <text:list-item>
                    <text:p text:style-name="P7"><text:span text:style-name="T2">Can we “re-create the build”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“</text:span><text:span text:style-name="T2">re-create the build” is a myth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After problems often asked to re-create the </text:span><text:span text:style-name="T7">environment</text:span><text:span text:style-name="T6"> for forensic testing</text:span></text:p>
              </text:list-item>
              <text:list-item>
                <text:p text:style-name="P6"><text:span text:style-name="T6">But if we re-run the build process that does not assure that we will get the same result</text:span></text:p>
                <text:list>
                  <text:list-item>
                    <text:p text:style-name="P7"><text:span text:style-name="T8">Version No, dates and time change: trivial difference masks possibly other major changes in our files</text:span></text:p>
                  </text:list-item>
                  <text:list-item>
                    <text:p text:style-name="P7"><text:span text:style-name="T8">We usually don't have a record of the previous build configuration and can't re-create it anyway</text:span></text:p>
                  </text:list-item>
                </text:list>
              </text:list-item>
              <text:list-item>
                <text:p text:style-name="P6"><text:span text:style-name="T6">Result: we can't </text:span><text:span text:style-name="T7">reliably</text:span><text:span text:style-name="T6"> get the same result tw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5">Consistent</text:span><text:span text:style-name="T2"> Build </text:span><text:span text:style-name="T9">Proces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It is possible to define a </text:span><text:span text:style-name="T5">consistent</text:span><text:span text:style-name="T2"> build process by using tools such as Make, Ant or CONS and some additional </text:span><text:span text:style-name="T5">scaffolding</text:span></text:p>
              </text:list-item>
              <text:list-item>
                <text:p text:style-name="P6"><text:span text:style-name="T2">Must be done in a controlled environment</text:span></text:p>
              </text:list-item>
              <text:list-item>
                <text:p text:style-name="P6"><text:span text:style-name="T2">Must be done with pre-defined scripts and </text:span><text:span text:style-name="T10">documented</text:span><text:span text:style-name="T2"> process</text:span></text:p>
              </text:list-item>
              <text:list-item>
                <text:p text:style-name="P6"><text:span text:style-name="T2">Scripts should be under version control</text:span></text:p>
              </text:list-item>
              <text:list-item>
                <text:p text:style-name="P6"><text:span text:style-name="T2">A record should be keep of all system buil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Baseline build result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Use the </text:span><text:span text:style-name="T5">consistent</text:span><text:span text:style-name="T2"> process</text:span></text:p>
              </text:list-item>
              <text:list-item>
                <text:p text:style-name="P6"><text:span text:style-name="T2">After the system build save the build directory tree (source code, makefiles, build log, built files) into an archive (consider burning a CD)</text:span></text:p>
                <text:list>
                  <text:list-item>
                    <text:p text:style-name="P7"><text:span text:style-name="T2">This is our built baseline. We can always take this off the shelf and see what software we used to “re-create the build”.</text:span></text:p>
                  </text:list-item>
                </text:list>
              </text:list-item>
              <text:list-item>
                <text:p text:style-name="P6"><text:span text:style-name="T2">However it's often hard to identify source versions and what build environment was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Manage Build Environment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Consider building on virtual hosts</text:span></text:p>
              </text:list-item>
              <text:list-item>
                <text:p text:style-name="P6"><text:span text:style-name="T2">The host image can be archived as changes are made</text:span></text:p>
              </text:list-item>
              <text:list-item>
                <text:p text:style-name="P6"><text:span text:style-name="T2">Becoming more popular as VMWare, Xen </text:span><text:span text:style-name="T5">etc.</text:span><text:span text:style-name="T2"> </text:span><text:span text:style-name="T5">etc.</text:span><text:span text:style-name="T2"> become </text:span><text:span text:style-name="T5">available</text:span><text:span text:style-name="T2"> for zero co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There is a better way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As we build new files identify</text:span></text:p>
                <text:list>
                  <text:list-item>
                    <text:p text:style-name="P7"><text:span text:style-name="T2">Source files and their version</text:span></text:p>
                  </text:list-item>
                  <text:list-item>
                    <text:p text:style-name="P7"><text:span text:style-name="T2">Tools and their settings</text:span></text:p>
                  </text:list-item>
                  <text:list-item>
                    <text:p text:style-name="P7"><text:span text:style-name="T2">Configuration </text:span><text:span text:style-name="T11">used</text:span><text:span text:style-name="T2"> (platforms, packages </text:span><text:span text:style-name="T5">etc.</text:span><text:span text:style-name="T2">)</text:span></text:p>
                  </text:list-item>
                </text:list>
              </text:list-item>
              <text:list-item>
                <text:p text:style-name="P6"><text:span text:style-name="T2">At the completion of a </text:span><text:span text:style-name="T5">successful</text:span><text:span text:style-name="T2"> build we can preserve the outputs in Version Control</text:span></text:p>
                <text:list>
                  <text:list-item>
                    <text:p text:style-name="P7"><text:span text:style-name="T2">Including a complete audit trail of the </text:span><text:span text:style-name="T5">environment</text:span><text:span text:style-name="T2">, the build log and the inpu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The result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In our version control system we have a complete audit trail of each system build</text:span></text:p>
              </text:list-item>
              <text:list-item>
                <text:p text:style-name="P6"><text:span text:style-name="T2">We can extract our built files at any time – now we can “re-create the build” just by fetching files from version control</text:span></text:p>
              </text:list-item>
              <text:list-item>
                <text:p text:style-name="P6"><text:span text:style-name="T2">If our change ticket system is integrated into version control we can identify which changes when into a buil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Why do we want to do thi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e want to close the change management loop</text:span></text:p>
                <text:list>
                  <text:list-item>
                    <text:p text:style-name="P7"><text:span text:style-name="T2">A “Line of sight” from change request to deployment</text:span></text:p>
                  </text:list-item>
                </text:list>
              </text:list-item>
              <text:list-item>
                <text:p text:style-name="P6"><text:span text:style-name="T2">Improved compliance</text:span></text:p>
                <text:list>
                  <text:list-item>
                    <text:p text:style-name="P10"><text:span text:style-name="T2">N.B. May be a legal requirement to keep the external auditors happy. Sometimes process auditors can shut down the business!</text:span></text:p>
                  </text:list-item>
                  <text:list-item>
                    <text:p text:style-name="P10"><text:span text:style-name="T2">Our KPI may depend on SLAs and process outco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Outcome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etter forensics – what is <text:span text:style-name="T12">really</text:span> running in production?</text:p>
              </text:list-item>
              <text:list-item>
                <text:p>Solid documentation</text:p>
              </text:list-item>
              <text:list-item>
                <text:p>Reduced re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Example Implementation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There are a </text:span><text:span text:style-name="T5">variety</text:span><text:span text:style-name="T2"> of ways to this</text:span></text:p>
              </text:list-item>
              <text:list-item>
                <text:p text:style-name="P6"><text:span text:style-name="T2">Following example uses</text:span></text:p>
                <text:list>
                  <text:list-item>
                    <text:p text:style-name="P7"><text:span text:style-name="T2">A simple C project (5 source files)</text:span></text:p>
                  </text:list-item>
                  <text:list-item>
                    <text:p text:style-name="P7"><text:span text:style-name="T2">Make</text:span></text:p>
                  </text:list-item>
                  <text:list-item>
                    <text:p text:style-name="P7"><text:span text:style-name="T2">Git distributed version control tool</text:span></text:p>
                  </text:list-item>
                </text:list>
              </text:list-item>
              <text:list-item>
                <text:p text:style-name="P6"><text:span text:style-name="T2">Commercial products also </text:span><text:span text:style-name="T5">available.</text:span></text:p>
                <text:list>
                  <text:list-item>
                    <text:p text:style-name="P7"><text:span text:style-name="T5">e.g. Atlassian Bamboo, Electric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Git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Now a major player in Version Control market</text:span></text:p>
              </text:list-item>
              <text:list-item>
                <text:p text:style-name="P6"><text:span text:style-name="T2">Baselines are created using tags. A tag is a label attached to a comm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Some concepts and word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uild Tags. Tags created for each build we perform. c.f. Build Baseline</text:span></text:p>
              </text:list-item>
              <text:list-item>
                <text:p text:style-name="P6"><text:span text:style-name="T2">A Build Configuration. Documentation of the environment in which the build is being done (e.g. Platform, compiler, library versions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The Makefile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To create the audit trail we must know ALL dependencies</text:span></text:p>
                <text:list>
                  <text:list-item>
                    <text:p text:style-name="P7"><text:span text:style-name="T2">i.e. All the source files used to build a target file</text:span></text:p>
                  </text:list-item>
                </text:list>
              </text:list-item>
              <text:list-item>
                <text:p text:style-name="P6"><text:span text:style-name="T2">Peter Miller already did the hard work for me</text:span></text:p>
                <text:list>
                  <text:list-item>
                    <text:p text:style-name="P7"><text:span text:style-name="T2">His paper explains an effective way to implement makefiles with a complete </text:span><text:span text:style-name="T5">dynamic</text:span><text:span text:style-name="T2"> dependencies</text:span></text:p>
                  </text:list-item>
                  <text:list-item>
                    <text:p text:style-name="P7"><text:span text:style-name="T2">A side affect is that your makefile is more </text:span><text:span text:style-name="T5">efficien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Dependencies in C</text:span></text:p>
          </draw:text-box>
        </draw:frame>
        <draw:frame presentation:style-name="pr7" draw:text-style-name="P6" draw:layer="layout" svg:width="25.199cm" svg:height="14.12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A list of input files that an output file depends on. e.g.</text:span></text:p>
                <text:list>
                  <text:list-item>
                    <text:p text:style-name="P7"><text:span text:style-name="T2">a.o: a.c.a.h b.h</text:span></text:p>
                  </text:list-item>
                  <text:list-item>
                    <text:p text:style-name="P7"><text:span text:style-name="T2">main: main.o a.o b.o</text:span></text:p>
                  </text:list-item>
                </text:list>
              </text:list-item>
              <text:list-item>
                <text:p text:style-name="P6"><text:span text:style-name="T2">Dependencies can change any time we edit the source code, including editing any header files</text:span></text:p>
              </text:list-item>
              <text:list-item>
                <text:p text:style-name="P6"><text:span text:style-name="T2">We must re-calculate the dependencies at make time if the source files or header files cha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Dynamic dependency</text:span></text:p>
          </draw:text-box>
        </draw:frame>
        <draw:frame presentation:style-name="pr10" draw:text-style-name="P13" draw:layer="layout" svg:width="25.199cm" svg:height="15.627cm" svg:x="1.4cm" svg:y="4.914cm" presentation:class="outline" presentation:user-transformed="true">
          <draw:text-box>
            <text:list text:style-name="L2">
              <text:list-item>
                <text:p text:style-name="P11"><text:span text:style-name="T13"># Generate a dependency file</text:span></text:p>
              </text:list-item>
              <text:list-item>
                <text:p text:style-name="P11"><text:span text:style-name="T14">$(DEP_DIR)/%.d: $(SRC_DIR)/%.c</text:span></text:p>
                <text:list>
                  <text:list-item>
                    <text:p text:style-name="P12"><text:span text:style-name="T14">$(CC) $(CFLAGS) -MM -MG -MT $(OBJ_DIR)/$*.o -MT \</text:span></text:p>
                  </text:list-item>
                  <text:list-item>
                    <text:p text:style-name="P12"><text:span text:style-name="T14">$(DEP_DIR)/$*.d -MF $@ <text:s/>$&lt;</text:span></text:p>
                  </text:list-item>
                </text:list>
              </text:list-item>
              <text:list-item>
                <text:p text:style-name="P11"><text:span text:style-name="T15">Creates a file that contains</text:span></text:p>
              </text:list-item>
              <text:list-item>
                <text:p text:style-name="P11"><text:span text:style-name="T13"><text:s/></text:span><text:span text:style-name="T14">o/a.o d/a.d: src/a.c h/a.h</text:span></text:p>
              </text:list-item>
              <text:list-item>
                <text:p text:style-name="P11"><text:span text:style-name="T15">Include the dependency file in the makfile</text:span></text:p>
              </text:list-item>
              <text:list-item>
                <text:p text:style-name="P11"><text:span text:style-name="T14"># Find the name of all the Dynamic dependency file and include them</text:span></text:p>
              </text:list-item>
              <text:list-item>
                <text:p text:style-name="P11"><text:span text:style-name="T14">include $(patsubst $(OBJ_DIR)/%, $(DEP_DIR)/%, $(patsubst %.o,%.d, $(OBJ)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Built From List (BFL)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hen we preserve a new target we want to record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Unique sha1 of each source file used</text:span></text:p>
                  </text:list-item>
                  <text:list-item>
                    <text:p text:style-name="P14"><text:span text:style-name="T2">Sha1 of settings and environment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2">This is the Built From List</text:span></text:p>
                <text:list>
                  <text:list-item>
                    <text:p text:style-name="P14"><text:span text:style-name="T2">The list the target is built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Calculating BFL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hen a file is build from complete </text:span><text:span text:style-name="T5">dependency list</text:span><text:span text:style-name="T2"> we can also discover the CM data for the dependencies our target is built from</text:span></text:p>
              </text:list-item>
            </text:list>
            <text:p text:style-name="P16"><text:span text:style-name="T16"/></text:p>
            <text:p text:style-name="P16"><text:span text:style-name="T16">echo -n "BLD_FLAGS [$(CC) $(CFLAGS)] " &gt; b/$(@F).bfl </text:span></text:p>
            <text:p text:style-name="P16"><text:span text:style-name="T16">echo $(CC) $(CFLAGS) <text:s/>| git hash-object --stdin &gt;&gt; \</text:span></text:p>
            <text:p text:style-name="P16"><text:span text:style-name="T16"><text:s text:c="11"/></text:span><text:span text:style-name="T16">b/$(@F).bfl </text:span></text:p>
            <text:p text:style-name="P16"><text:span text:style-name="T16">echo -n "BLD_ENV " &gt;&gt; b/$(@F).bfl </text:span></text:p>
            <text:p text:style-name="P16"><text:span text:style-name="T16">echo $(BLD_ENV) <text:s/>| git hash-object --stdin &gt;&gt; b/$(@F).bfl </text:span></text:p>
            <text:p text:style-name="P16"><text:span text:style-name="T16">for i in $^ $(MAKEFILE_LIST); do \</text:span></text:p>
            <text:p text:style-name="P16"><text:span text:style-name="T16"><text:s text:c="3"/></text:span><text:span text:style-name="T16">echo -n "$$i " &gt;&gt; b/$(@F);\</text:span></text:p>
            <text:p text:style-name="P16"><text:span text:style-name="T16"><text:s text:c="3"/></text:span><text:span text:style-name="T16">git hash-object $$i &gt;&gt; b/$(@F).bfl ;\</text:span></text:p>
            <text:p text:style-name="P16"><text:span text:style-name="T16">don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Example BFL</text:span></text:p>
          </draw:text-box>
        </draw:frame>
        <draw:frame presentation:style-name="pr7" draw:text-style-name="P18" draw:layer="layout" svg:width="25.199cm" svg:height="13.86cm" svg:x="1.4cm" svg:y="4.914cm" presentation:class="outline" presentation:user-transformed="true">
          <draw:text-box>
            <text:p text:style-name="P17"><text:span text:style-name="T17">BLD_FLAGS [cc -ansi] \ a275bd53898b96ff56682992cfef600c8d9172b6</text:span></text:p>
            <text:p text:style-name="P17"><text:span text:style-name="T17">BLD_ENV 8b137891791fe96927ad78e64b0aad7bded08bdc</text:span></text:p>
            <text:p text:style-name="P17"><text:span text:style-name="T17">src/a.c fbb2a1faee180bd3c81d6d00bb39d1bb68b51725</text:span></text:p>
            <text:p text:style-name="P17"><text:span text:style-name="T17">h/a.h 8ed2304c36b99ef1fd9a1f22a41ee2afe4eb995e</text:span></text:p>
            <text:p text:style-name="P17"><text:span text:style-name="T17">makefile 34e0b0adb203123c8ebfdf2c4fb059ff0c942e27</text:span></text:p>
            <text:p text:style-name="P17"><text:span text:style-name="T17">d/main.d 3045b0da533f900bf1ab044de22725475d4d171c</text:span></text:p>
            <text:p text:style-name="P17"><text:span text:style-name="T17">d/a.d 8bbf937c5cc911242a3b3fdc531c5d1a5cf7f37c</text:span></text:p>
            <text:p text:style-name="P17"><text:span text:style-name="T17">d/b.d bba81a7805d40e267b139a01f69c15c676d0a82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Storing the target &amp; BFL</text:span></text:p>
          </draw:text-box>
        </draw:frame>
        <draw:frame presentation:style-name="pr7" draw:text-style-name="P2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18">Every time we commit a new built target to the repository</text:span></text:p>
                <text:list>
                  <text:list-item>
                    <text:p><text:span text:style-name="T18">Add the BFL to the repository</text:span></text:p>
                  </text:list-item>
                  <text:list-item>
                    <text:p><text:span text:style-name="T18">Add the new target to the repository</text:span></text:p>
                  </text:list-item>
                </text:list>
              </text:list-item>
            </text:list>
            <text:p text:style-name="P19"><text:span text:style-name="T19">git add b/$(@F).bfl</text:span></text:p>
            <text:p text:style-name="P19"><text:span text:style-name="T19">git add $(@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Driver script sets up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uild ID – derived from sha1 + timestamp</text:span></text:p>
              </text:list-item>
              <text:list-item>
                <text:p text:style-name="P6"><text:span text:style-name="T2">The Build Configuration. A simple string representing the build environment</text:span></text:p>
              </text:list-item>
              <text:list-item>
                <text:p text:style-name="P6"><text:span text:style-name="T2">host name of build machine – usually not important unless probl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 presentation:use-footer-name="ftr1">
        <office:forms form:automatic-focus="false" form:apply-design-mode="false"/>
        <draw:frame presentation:style-name="pr11" draw:layer="layout" svg:width="25.199cm" svg:height="17.685cm" svg:x="1.4cm" svg:y="0.962cm" presentation:class="sub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Further work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etter Error Checking!!</text:span></text:p>
              </text:list-item>
              <text:list-item>
                <text:p text:style-name="P6"><text:span text:style-name="T2">Save and re-use built intermediate files</text:span></text:p>
                <text:list>
                  <text:list-item>
                    <text:p text:style-name="P7"><text:span text:style-name="T2">(but see </text:span><text:span text:style-name="T5">constraints later</text:span><text:span text:style-name="T2">)</text:span></text:p>
                  </text:list-item>
                </text:list>
              </text:list-item>
              <text:list-item>
                <text:p text:style-name="P6"><text:span text:style-name="T2">Update tickets with “Fixed In Build”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Further work contd.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/></text:p>
              </text:list-header>
              <text:list-item>
                <text:p text:style-name="P6"><text:span text:style-name="T2">Integrate with meta make tools</text:span></text:p>
                <text:list>
                  <text:list-item>
                    <text:p text:style-name="P7"><text:span text:style-name="T2">e.g. cmake, autoconf/automake, ...</text:span></text:p>
                  </text:list-item>
                </text:list>
              </text:list-item>
              <text:list-item>
                <text:p text:style-name="P6"><text:span text:style-name="T2">Automate the production of release notes and other reports from the BFL and other version control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How to re-use targets in later Build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Validate sha1 values on source files on </text:span><text:span text:style-name="T5">original</text:span><text:span text:style-name="T2"> BFL against source files in Build areas – must match</text:span></text:p>
              </text:list-item>
              <text:list-item>
                <text:p text:style-name="P6"><text:span text:style-name="T2">Check build configuration for target on build tag against current environment – must match</text:span></text:p>
              </text:list-item>
              <text:list-item>
                <text:p text:style-name="P6"><text:span text:style-name="T2">Check command line switches – must match</text:span></text:p>
              </text:list-item>
              <text:list-item>
                <text:p text:style-name="P6"><text:span text:style-name="T2">We don't care about dates and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Outstanding Question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Does this scale?</text:span></text:p>
                <text:list>
                  <text:list-item>
                    <text:p text:style-name="P7"><text:span text:style-name="T2">More complex directory structures</text:span></text:p>
                  </text:list-item>
                  <text:list-item>
                    <text:p text:style-name="P7"><text:span text:style-name="T2">Multiple languages (e.g. grammar files &amp; assembler)</text:span></text:p>
                  </text:list-item>
                </text:list>
              </text:list-item>
              <text:list-item>
                <text:p text:style-name="P6"><text:span text:style-name="T2">What about languages and tools with hard to <text:s/>calculate </text:span><text:span text:style-name="T5">dependencies</text:span><text:span text:style-name="T2"> (e.g. Java, code generators,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Outstanding Questions contd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hich other version control tools work</text:span></text:p>
                <text:list>
                  <text:list-item>
                    <text:p text:style-name="P7"><text:span text:style-name="T2">SVN version implemented in 2006</text:span></text:p>
                  </text:list-item>
                </text:list>
              </text:list-item>
              <text:list-item>
                <text:p text:style-name="P6">Will this work across platforms</text:p>
                <text:list>
                  <text:list-item>
                    <text:p text:style-name="P7">differences in tools</text:p>
                  </text:list-item>
                  <text:list-item>
                    <text:p text:style-name="P7">problems because text files change? (tool dependent)</text:p>
                  </text:list-item>
                  <text:list-item>
                    <text:p text:style-name="P7">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Further reading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Example scripts written for this paper</text:span></text:p>
              </text:list-item>
            </text:list>
            <text:p text:style-name="P6"><text:span text:style-name="T2"><text:a xlink:href="http://github.com/alecthegeek/gitbuilding">http://github.com/alecthegeek/gitbuilding</text:a></text:span></text:p>
            <text:list text:continue-numbering="true" text:style-name="L2">
              <text:list-item>
                <text:p text:style-name="P6"><text:span text:style-name="T2">“</text:span><text:span text:style-name="T2">Recursive Make Considered Harmful” by Peter Miller </text:span><text:span text:style-name="T20"><text:a xlink:href="http://www.canb.auug.org.au/~millerp/rmch/recu-make-cons-harm.html">http://www.canb.auug.org.au/~millerp/rmch/recu-make-cons-harm.html</text:a></text:span></text:p>
              </text:list-item>
              <text:list-item>
                <text:p text:style-name="P6"><text:span text:style-name="T2">“</text:span><text:span text:style-name="T2">Continuous Integration” by Martin Fowler </text:span><text:span text:style-name="T20"><text:a xlink:href="http://www.martinfowler.com/articles/continuousIntegration.html">http://www.martinfowler.com/articles/continuousIntegration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text-line-through-style="non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8cm" svg:x="17.634cm" svg:y="19.131cm" presentation:class="footer">
        <draw:text-box>
          <text:p text:style-name="MP2"><text:span text:style-name="MT1"><presentation:footer/></text:span></text:p>
        </draw:text-box>
      </draw:frame>
      <draw:frame presentation:style-name="Mpr2" draw:text-style-name="MP2" draw:layer="backgroundobjects" svg:width="6.523cm" svg:height="1.448cm" svg:x="9.793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6-12-02T18:06:21</meta:creation-date>
    <dc:date>2010-05-02T15:21:31</dc:date>
    <dc:language>en-GB</dc:language>
    <meta:editing-cycles>126</meta:editing-cycles>
    <meta:editing-duration>PT73H24M06S</meta:editing-duration>
    <dc:creator>Alec Clews</dc:creator>
    <meta:document-statistic meta:object-count="167"/>
    <meta:user-defined meta:name="Info 1"/>
    <meta:user-defined meta:name="Info 2"/>
    <meta:user-defined meta:name="Info 3"/>
    <meta:user-defined meta:name="Info 4"/>
  </office:meta>
</office:document-meta>
</file>